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T1"><text:text-input text:description="LabelName">LabelName</text:text-input></text:span><text:span text:style-name="T1">:</text:span> <text:text-input text:description="Name">Name</text:text-input><text:line-break/><text:span text:style-name="T1"><text:text-input text:description="LabelDescription">LabelDescription</text:text-input></text:span><text:span text:style-name="T1">:</text:span> <text:text-input text:description="Description">Description</text:text-input><text:line-break/><text:span text:style-name="T1"><text:text-input text:description="LabelHelp">LabelHelp</text:text-input></text:span><text:span text:style-name="T1">:</text:span> <text:text-input text:description="Help">Help</text:text-input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</meta:initial-creator>
    <meta:creation-date>2014-05-11T15:24:29</meta:creation-date>
    <dc:date>2014-05-11T16:46:12</dc:date>
    <dc:creator>carlos </dc:creator>
    <meta:editing-duration>PT44M41S</meta:editing-duration>
    <meta:editing-cycles>15</meta:editing-cycles>
    <meta:generator>LibreOffice/3.5$Linux_X86_64 LibreOffice_project/350m1$Build-2</meta:generator>
    <meta:document-statistic meta:table-count="0" meta:image-count="0" meta:object-count="0" meta:page-count="1" meta:paragraph-count="1" meta:word-count="6" meta:character-count="61" meta:non-whitespace-character-count="56"/>
  </office:meta>
</office:document-meta>
</file>